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2000000020AE67F5A2.png"/>
  <manifest:file-entry manifest:media-type="image/png" manifest:full-path="Pictures/10000201000000200000002049691DDC.png"/>
  <manifest:file-entry manifest:media-type="image/png" manifest:full-path="Pictures/100002010000002000000020905F0B0A.png"/>
  <manifest:file-entry manifest:media-type="image/png" manifest:full-path="Pictures/100002010000002000000020DEFFA52F.png"/>
  <manifest:file-entry manifest:media-type="image/png" manifest:full-path="Pictures/100002010000002000000020B8DB4569.png"/>
  <manifest:file-entry manifest:media-type="image/png" manifest:full-path="Pictures/100002010000002000000020E84FFF0A.png"/>
  <manifest:file-entry manifest:media-type="image/png" manifest:full-path="Pictures/100000000000010C0000002BE048371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ubtitle">
      <style:text-properties fo:font-size="9pt" style:font-size-asian="9pt" style:font-size-complex="9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2in" style:wrap="parallel" style:number-wrapped-paragraphs="no-limit" style:wrap-contour="false" style:vertical-pos="middle"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Sesame EyeLink tutorial</text:p>
      <text:p text:style-name="Subtitle">Daniel Schreij and Sebastiaan Mathôt</text:p>
      <text:p text:style-name="P1">Vrije Universiteit, Amsterdam, Dept. of Cognitive Psychology</text:p>
      <text:p text:style-name="Subtitle"><text:a xlink:type="simple" xlink:href="http://www.cogsci.nl/opensesame"><text:span text:style-name="T1">http://www.cogsci.nl/opensesame</text:span></text:a></text:p>
      <text:h text:style-name="Heading_20_1" text:outline-level="1">1 Communicating with the EyeLink through the OpenSesame GUI</text:h>
      <text:p text:style-name="Standard">Creating a basic eye-tracking experiment using the drag-and-drop interface of OpenSesame (Mathôt, Schreij, &amp; Theeuwes, in press) is very easy. After installing the OpenSesame plug-ins <text:s text:c="2"/>&lt;<text:a xlink:type="simple" xlink:href="http://osdoc.cogsci.nl/plug-ins/eyelink-plug-ins">http://osdoc.cogsci.nl/plug-ins/eyelink-plug-ins</text:a>&gt; for communicating with the SR Research EyeLink, you will see that the following extra icons have appeared the item toolbar:</text:p>
      <text:p text:style-name="Standard"><draw:frame draw:style-name="fr1" draw:name="Picture 1" text:anchor-type="as-char" svg:y="0in" svg:width="3.7272in" style:rel-width="scale" svg:height="0.5972in" style:rel-height="scale" draw:z-index="0"><draw:image xlink:href="Pictures/100000000000010C0000002BE0483716.png" xlink:type="simple" xlink:show="embed" xlink:actuate="onLoad"/></draw:frame></text:p>
      <text:p text:style-name="Standard">These icons represent the various options you have for communicating with the EyeLink device. Of course, it is also possible to communicate with the EyeLink directly through the scripting interface, but this is described in a later section.</text:p>
      <text:p text:style-name="Standard">Basically, an experiment using the EyeLink consists of the following phases.</text:p>
      <text:h text:style-name="Heading_20_2" text:outline-level="2">1.1 Connecting to the Eyelink (once per experiment)</text:h>
      <text:h text:style-name="Heading_20_3" text:outline-level="3"><draw:frame draw:style-name="fr2" draw:name="graphics1" text:anchor-type="as-char" svg:width="0.3437in" svg:height="0.3437in" draw:z-index="1"><draw:image xlink:href="Pictures/100002010000002000000020AE67F5A2.png" xlink:type="simple" xlink:show="embed" xlink:actuate="onLoad"/></draw:frame>eyelink_calibrate</text:h>
      <text:p text:style-name="Standard">Before you can start measuring the eyes, you first have to establish a connection with the EyeLink and then need to calibrate it, so it can associate the position of the measured eyes with coordinates on the screen. This is all done with the eyelink_calibrate module, of which the icon is depicted above. This module automatically connects to the EyeLink, which you typically only need to do once per experiment, so this module is usually also inserted only once at the top of the experiment tree (at the very beginning of the experiment). Once the connection is established you get into calibration mode, in which you will be presented with the (probably familiar) EyeLink calibration screen. Here you have the following options:</text:p>
      <text:list xml:id="list2134993104" text:style-name="L1">
        <text:list-item>
          <text:p text:style-name="P2"><text:span text:style-name="T2">C</text:span> – Start the calibration</text:p>
        </text:list-item>
        <text:list-item>
          <text:p text:style-name="P2"><text:span text:style-name="T2">V</text:span> – Validate the calibration you just performed (hence always after having pressed C first)</text:p>
        </text:list-item>
        <text:list-item>
          <text:p text:style-name="P2"><text:span text:style-name="T2">Enter / Return</text:span> – switch between eye camera view and calibration mode</text:p>
        </text:list-item>
        <text:list-item>
          <text:p text:style-name="P2"><text:span text:style-name="T2">A</text:span> – Automatically determine the pupil detection threshold</text:p>
        </text:list-item>
        <text:list-item>
          <text:p text:style-name="P2"><text:span text:style-name="T2">Q</text:span> – Exit the calibration mode and start or continue the experiment.</text:p>
        </text:list-item>
      </text:list>
      <text:p text:style-name="Standard">If measurements suddenly become less accurate, you always have the possibility to perform a minor recalibration during drift correction (see 1.2). The eyelink_calibrate module further offers the following options:</text:p>
      <text:list xml:id="list395512567" text:style-name="L2">
        <text:list-item>
          <text:p text:style-name="P3"><text:soft-page-break/>Tracker attached (yes|no): indicates if the eye link should be really approached, or if this is just a ‘dummy run’ of the experiments, during which no real eye measurements should be performed yet. This is useful for testing or debugging an experiment in which you have already implemented all communications with the EyeLink, but would like to perform a test run on a machine without an EyeLink attached.</text:p>
        </text:list-item>
        <text:list-item>
          <text:p text:style-name="P3">Saccade Velocity Threshold (default: 35): indicates how fast an eye movements needs to be, before it is registered as a saccade and indexed in the saccade report by the EyeLink data viewer. It can usually be left at its default value. This value can also be adjusted in the EyeLink data viewer after the data has been collected.</text:p>
        </text:list-item>
        <text:list-item>
          <text:p text:style-name="P3">Saccade Acceleration Threshold (default: 9500): indicates how large the acceleration of an eye movement needs to be before it is registered as saccade. This can usually be left at its default value.</text:p>
        </text:list-item>
      </text:list>
      <text:h text:style-name="Heading_20_2" text:outline-level="2">1.2 Drift correction (before every block or trial)</text:h>
      <text:h text:style-name="Heading_20_3" text:outline-level="3"><draw:frame draw:style-name="fr2" draw:name="graphics2" text:anchor-type="as-char" svg:width="0.3437in" svg:height="0.3437in" draw:z-index="2"><draw:image xlink:href="Pictures/100002010000002000000020905F0B0A.png" xlink:type="simple" xlink:show="embed" xlink:actuate="onLoad"/></draw:frame>eyelink_drift_correct</text:h>
      <text:p text:style-name="Standard">There is always a small drift, due to factors such as movement of the head and slippage of the head gear (in case of a head-mounted tracker). This can slightly offset the calibration. Luckily, the EyeLink can automatically correct for this and attempts to do so wherever you have placed the eyelink_drift_correct module in your experiment. When the EyeLink is in drift correction mode it pauses the experiment until the participants fixates on the center dot on the screen and optionally presses space to continue. While the EyeLink is paused in drift correction mode, it is also possible to recalibrate it again by pressing <text:span text:style-name="T2">Q</text:span>. This brings you back into calibration mode with its options as described in section 1.1. </text:p>
      <text:p text:style-name="Standard">There is no real convention as to how often you have to perform drift correction. Most commonly it is done at the start of every trial, but some have claimed this has introduced noise in their data (for instance in some motivational experiments) and once at the start of every block is better. You will just have to be the judge of what works best for your experiment.</text:p>
      <text:h text:style-name="Heading_20_2" text:outline-level="2">1.3 Measuring eye data (each trial)</text:h>
      <text:h text:style-name="Heading_20_3" text:outline-level="3"><draw:frame draw:style-name="fr2" draw:name="graphics3" text:anchor-type="as-char" svg:width="0.3437in" svg:height="0.3437in" draw:z-index="3"><draw:image xlink:href="Pictures/100002010000002000000020B8DB4569.png" xlink:type="simple" xlink:show="embed" xlink:actuate="onLoad"/></draw:frame>eyelink_start_recording</text:h>
      <text:p text:style-name="Standard">Place this module where you want to start recording with the eye-tracker, usually at the beginning of a trial. This module has one customizable option:</text:p>
      <text:p text:style-name="Standard">Log message (default: start_trial): when recording is started, OpenSesame will send the message you specify here to the EyeLink log file.</text:p>
      <text:h text:style-name="Heading_20_3" text:outline-level="3"><draw:frame draw:style-name="fr2" draw:name="graphics4" text:anchor-type="as-char" svg:width="0.3437in" svg:height="0.3437in" draw:z-index="4"><draw:image xlink:href="Pictures/100002010000002000000020E84FFF0A.png" xlink:type="simple" xlink:show="embed" xlink:actuate="onLoad"/></draw:frame>eyelink_wait</text:h>
      <text:p text:style-name="Standard">This module pauses the experiment, until a certain event occurs. The type of event can be selected from the module’s drop-down list, which comprises:</text:p>
      <text:list xml:id="list307115681" text:style-name="L3">
        <text:list-item>
          <text:p text:style-name="P4"><text:soft-page-break/>Saccade start</text:p>
        </text:list-item>
        <text:list-item>
          <text:p text:style-name="P4">Saccade end</text:p>
        </text:list-item>
        <text:list-item>
          <text:p text:style-name="P4">Fixation start</text:p>
        </text:list-item>
        <text:list-item>
          <text:p text:style-name="P4">Fixation end</text:p>
        </text:list-item>
        <text:list-item>
          <text:p text:style-name="P4">Blink start</text:p>
        </text:list-item>
        <text:list-item>
          <text:p text:style-name="P4">Blink end</text:p>
        </text:list-item>
      </text:list>
      <text:h text:style-name="Heading_20_3" text:outline-level="3"><draw:frame draw:style-name="fr2" draw:name="graphics5" text:anchor-type="as-char" svg:width="0.3437in" svg:height="0.3437in" draw:z-index="5"><draw:image xlink:href="Pictures/10000201000000200000002049691DDC.png" xlink:type="simple" xlink:show="embed" xlink:actuate="onLoad"/></draw:frame>eyelink_stop_recording</text:h>
      <text:p text:style-name="Standard">This module terminated the EyeLink recording process for the current trial and sends the message specified under Log_message to the EyeLink log file before doing so. Whenever recording is started again through the eyelink_start_recording module, it will be assigned to an incremented trial number.</text:p>
      <text:h text:style-name="Heading_20_2" text:outline-level="2">1.4 Sending custom messages to the EyeLink</text:h>
      <text:h text:style-name="Heading_20_3" text:outline-level="3"><draw:frame draw:style-name="fr2" draw:name="graphics6" text:anchor-type="as-char" svg:width="0.3437in" svg:height="0.3437in" draw:z-index="6"><draw:image xlink:href="Pictures/100002010000002000000020DEFFA52F.png" xlink:type="simple" xlink:show="embed" xlink:actuate="onLoad"/></draw:frame>eyelink_log</text:h>
      <text:p text:style-name="Standard">You also have the ability to send the EyeLink custom messages, which will be stored in the log file. This is especially useful if you want to specify periods of interest in the data file afterwards. For instance, if you start recording at the beginning of a trial, but are only interested in the eye movements after the appearance of a cue that appears somewhere during a trial, you could send the message “SHOWING CUE” to the EyeLink at the moment the cue is presented. The EyeLink data viewer then enables you filter eye movements from the moment that the “SHOWING CUE” message was sent till the end of the trial. This possibility gives you more freedom as you can just measure eye movements of the entire trial and decide later on which parts of the collected data you actually want to use for further analysis.</text:p>
      <text:p text:style-name="Standard">The connection to the EyeLink is automatically closed when your experiment finishes, so no need to worry about that!</text:p>
      <text:h text:style-name="Heading_20_1" text:outline-level="1">2 Communicating with the EyeLink through the scripting interface</text:h>
      <text:p text:style-name="Standard">You can also access the Eyelink using python in an inline_script item. The eyelink class is a property of the experiment class, which (in an inline_script item) you can access like this:</text:p>
      <text:p text:style-name="Code">self.experiment.eyelink</text:p>
      <text:p text:style-name="Standard">Most functions of this class perform the same actions as the modules described in the previous section, but there are also many functions which have no corresponding modules and the scripting interface hence offers extra functionality on top of the GUI. Some examples:</text:p>
      <text:p text:style-name="Code">self.experiment.eyelink.log("Message for the EDF")</text:p>
      <text:p text:style-name="Code">time, start_pos = self.experiment.eyelink.wait_for_saccade_start()</text:p>
      <text:p text:style-name="Code">time, start_pos, end_pos = self.experiment.eyelink.wait_for_saccade_end()</text:p>
      <text:p text:style-name="Code"><text:soft-page-break/>x, y = self.experiment.eyelink.sample()</text:p>
      <text:p text:style-name="Standard">The full list of available functions can be found online &lt;<text:a xlink:type="simple" xlink:href="http://osdoc.cogsci.nl/plug-ins/eyelink-plug-ins">http://osdoc.cogsci.nl/plug-ins/eyelink-plug-ins</text:a>&gt;.</text:p>
      <text:h text:style-name="Heading_20_1" text:outline-level="1">3 Advanced communications with the EyeLink</text:h>
      <text:p text:style-name="Standard">The EyeLink logging function provides advanced options for registering experimental variables, interest areas and other things. You can both do this with the self.experiment.eyelink.log function or with the eyelink_log module. Whenever you want the EyeLink to perform a special operation with your message you start your message with the !V command, followed by the action you want it to take. Below are some cases that illustrate the available options.</text:p>
      <text:h text:style-name="Heading_20_2" text:outline-level="2">3.1 Storing trial variables</text:h>
      <text:p text:style-name="Standard">You might want to keep a record of the variables and values that you used during a trial. This can be done through the command:</text:p>
      <text:p text:style-name="Code">!V TRIAL_VAR &lt;variable name&gt; &lt;variable value&gt;</text:p>
      <text:p text:style-name="Standard">For instance, if you want to register that the target color in that specific trial was red, you can issue the command:</text:p>
      <text:p text:style-name="Code">!V TRIAL_VAR target red</text:p>
      <text:p text:style-name="Standard">Make sure that you specify unique variable names, otherwise the last specified variable might overwrite a earlier registered variable with the same name.</text:p>
      <text:h text:style-name="Heading_20_2" text:outline-level="2">3.2 Designating interest areas</text:h>
      <text:p text:style-name="Standard">You also have the possibility to specify the interest areas in advance. Interest areas are specific regions on the screen of which you are interested if people have fixated inside them (and how frequent). For instance, if your experiment contains a spatial cue and a target that appears at another position, you might want to specify interest areas around these elements to determine later on if they eyes actually fixated on the cue or target. With an Interest Area Report created in the EyeLink data viewer you then get an ordered list of which interest areas were visited by the eyes along with all the other information (fixation duration, saccade start point, etc.)</text:p>
      <text:p text:style-name="Standard">You can specify an interest area with the command:</text:p>
      <text:p text:style-name="Code">!V IAREA &lt;shape&gt; &lt;index&gt; &lt;left x&gt;&lt;top y&gt;&lt;right x&gt;&lt;bottom y&gt; &lt;label&gt;</text:p>
      <text:h text:style-name="Heading_20_1" text:outline-level="1">4 References</text:h>
      <text:p text:style-name="References">Mathôt, S., Schreij, D., &amp; Theeuwes, J. (in press). OpenSesame: An open-source, graphical experiment builder for the social sciences. Behavior Research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fo:line-height="125%"/>
      <style:text-properties style:font-name="Liberation Sans" fo:font-size="10.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color="#004586" style:font-name="Liberation Sans1"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in" fo:margin-bottom="0.1in"/>
      <style:text-properties fo:color="#004586" fo:font-size="10.5pt" fo:font-style="italic"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color="#004586" fo:font-size="10.5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text-properties style:font-name="Liberation Mono" fo:font-size="10.5pt" style:font-size-asian="10.5pt"/>
    </style:style>
    <style:style style:name="References" style:family="paragraph" style:parent-style-name="Standard" style:class="text">
      <style:paragraph-properties fo:margin-left="0.3in" fo:margin-right="0in" fo:text-indent="-0.3in" style:auto-text-indent="false" fo:background-color="transparent">
        <style:tab-stops/>
        <style:background-image/>
      </style:paragraph-properties>
      <style:text-properties fo:font-size="9pt" style:font-size-asian="10.5pt"/>
    </style:style>
    <style:style style:name="Title" style:family="paragraph" style:parent-style-name="Heading" style:next-style-name="Subtitle" style:class="chapter" style:master-page-name="">
      <style:paragraph-properties fo:text-align="start" style:justify-single-word="false" style:page-number="auto" fo:padding="0in" fo:border-left="none" fo:border-right="none" fo:border-top="none" fo:border-bottom="0.26pt solid #0084d1" style:shadow="none"/>
      <style:text-properties fo:color="#004586" style:font-name="Liberation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1in" fo:text-align="end" style:justify-single-word="false" style:page-number="auto"/>
      <style:text-properties style:font-name="Liberation Sans2" fo:font-size="10.5pt" fo:font-style="normal"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1T15:00:15</meta:creation-date>
    <dc:date>2011-10-21T15:13:49</dc:date>
    <meta:editing-duration>PT13M34S</meta:editing-duration>
    <meta:editing-cycles>7</meta:editing-cycles>
    <meta:generator>LibreOffice/3.4$Linux LibreOffice_project/340m1$Build-302</meta:generator>
    <meta:document-statistic meta:table-count="0" meta:image-count="7" meta:object-count="0" meta:page-count="4" meta:paragraph-count="66" meta:word-count="1432" meta:character-count="9040" meta:non-whitespace-character-count="7668"/>
  </office:meta>
</office:document-meta>
</file>